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1f44" officeooo:paragraph-rsid="00081f44"/>
    </style:style>
    <style:style style:name="P2" style:family="paragraph" style:parent-style-name="Standard">
      <style:text-properties officeooo:rsid="00096b39" officeooo:paragraph-rsid="00096b39"/>
    </style:style>
    <style:style style:name="T1" style:family="text">
      <style:text-properties officeooo:rsid="00096b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ents of the Drako-Mustaran War: MP2 1515 – IP2 245</text:p>
      <text:p text:style-name="P1"/>
      <text:p text:style-name="P1">MP2 1515 Day 255: Mustar draft the first plans for Project Dragonsbane</text:p>
      <text:p text:style-name="P1"/>
      <text:p text:style-name="P1">MP2 1515 Day 276: Knowledge of the plans reaches Skarrapraesh</text:p>
      <text:p text:style-name="P1"/>
      <text:p text:style-name="P1">MP2 1515 Day 277: King Rekallak demands to see the plans. Mustar Refuses</text:p>
      <text:p text:style-name="P1"/>
      <text:p text:style-name="P1">MP2 1515 Day 280: King Rekallak sends an ultimatum to Mustar. Relenquish the plans or face The Eternal Wrath of Magmare.</text:p>
      <text:p text:style-name="P1"/>
      <text:p text:style-name="P1">IP2 0 Day 1: War is declared between Mustar and the Nation of Magmare</text:p>
      <text:p text:style-name="P1"/>
      <text:p text:style-name="P1">IP2 0 Day 10: The Nations of Sedilla and Enaij'ron join the war after the Magmaren defeat at the Battle of Sinto</text:p>
      <text:p text:style-name="P1"/>
      <text:p text:style-name="P1">IP2 0 Day 47: The Nations of Akanei and <text:span text:style-name="T1">Eisiklion join the war after another Magmaren defeat</text:span></text:p>
      <text:p text:style-name="P2"/>
      <text:p text:style-name="P2">IP2 130 Day 153: After years of stalemate, Mustar begin planning an invasion of Skarrapraesh</text:p>
      <text:p text:style-name="P2"/>
      <text:p text:style-name="P2">IP2 133 Day 57: The Siege of Skarrapraesh begins</text:p>
      <text:p text:style-name="P2"/>
      <text:p text:style-name="P2">IP2 245 Day 350: The Siege is broken after 112 years by the Drakanae, who allow the Mustarans to have a final battle on the planet's surface</text:p>
      <text:p text:style-name="P2"/>
      <text:p text:style-name="P2">IP2 245 Day 355: The Battle of Khealin Ridge. King Rekallak is slain and Mustar claim victory.</text:p>
      <text:p text:style-name="P2"/>
      <text:p text:style-name="P2">IP2 245 Day 360: Queen Anayinren is crowned and negotiations are opened. The War is ended with the signing of the Gestran Treaty, which declares that Project Dragonsbane is to be scrapped as well as making civil war within the Triad ille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0T22:31:29.261587319</meta:creation-date>
    <dc:date>2015-12-20T22:56:20.857603357</dc:date>
    <meta:editing-duration>PT8M21S</meta:editing-duration>
    <meta:editing-cycles>1</meta:editing-cycles>
    <meta:document-statistic meta:table-count="0" meta:image-count="0" meta:object-count="0" meta:page-count="1" meta:paragraph-count="13" meta:word-count="228" meta:character-count="1263" meta:non-whitespace-character-count="1047"/>
    <meta:generator>LibreOffice/5.0.2.2$Linux_X86_64 LibreOffice_project/00m0$Build-2</meta:generator>
  </office:meta>
</office:document-meta>
</file>